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1f730" fo:background-color="transparent"/>
    </style:style>
    <style:style style:name="P13" style:family="paragraph" style:parent-style-name="Footnote">
      <style:text-properties fo:language="en" fo:country="GB" officeooo:paragraph-rsid="1082d310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paragraph-rsid="0daa4aef"/>
    </style:style>
    <style:style style:name="P52" style:family="paragraph" style:parent-style-name="Standard">
      <style:text-properties officeooo:paragraph-rsid="0f3ae219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4cd335"/>
    </style:style>
    <style:style style:name="P57" style:family="paragraph" style:parent-style-name="Standard">
      <style:text-properties officeooo:paragraph-rsid="0f6d4ef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f2d76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0cc79a2d"/>
    </style:style>
    <style:style style:name="P67" style:family="paragraph" style:parent-style-name="Footnote">
      <style:text-properties officeooo:paragraph-rsid="0fa0ab6e"/>
    </style:style>
    <style:style style:name="P68" style:family="paragraph" style:parent-style-name="Footnote">
      <style:text-properties officeooo:paragraph-rsid="101f3d54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Footnote">
      <style:text-properties officeooo:paragraph-rsid="101b7bd9"/>
    </style:style>
    <style:style style:name="P71" style:family="paragraph" style:parent-style-name="Standard">
      <style:text-properties officeooo:paragraph-rsid="103d33d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4" style:family="paragraph" style:parent-style-name="Standard">
      <style:text-properties officeooo:paragraph-rsid="10783d40"/>
    </style:style>
    <style:style style:name="P75" style:family="paragraph" style:parent-style-name="Standard">
      <style:text-properties officeooo:paragraph-rsid="0c819a59"/>
    </style:style>
    <style:style style:name="P76" style:family="paragraph" style:parent-style-name="Standard">
      <style:text-properties officeooo:paragraph-rsid="0c8364eb"/>
    </style:style>
    <style:style style:name="P77" style:family="paragraph" style:parent-style-name="Standard">
      <style:text-properties officeooo:paragraph-rsid="0ddfbc49"/>
    </style:style>
    <style:style style:name="P78" style:family="paragraph" style:parent-style-name="Standard">
      <style:text-properties officeooo:paragraph-rsid="0a0f8417"/>
    </style:style>
    <style:style style:name="P79" style:family="paragraph" style:parent-style-name="Standard">
      <style:text-properties officeooo:paragraph-rsid="110daef5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officeooo:rsid="1049ed3a"/>
    </style:style>
    <style:style style:name="T131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fo:language="en" fo:country="GB" officeooo:rsid="10555e93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6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language="en" fo:country="GB"/>
    </style:style>
    <style:style style:name="T190" style:family="text">
      <style:text-properties fo:language="en" fo:country="GB" officeooo:rsid="10a19599"/>
    </style:style>
    <style:style style:name="T191" style:family="text">
      <style:text-properties fo:language="en" fo:country="GB" officeooo:rsid="10b6b930"/>
    </style:style>
    <style:style style:name="T192" style:family="text">
      <style:text-properties fo:language="en" fo:country="GB" officeooo:rsid="104a6b49"/>
    </style:style>
    <style:style style:name="T19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96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97" style:family="text">
      <style:text-properties fo:language="en" fo:country="GB" officeooo:rsid="10555e93" style:font-size-asian="12pt" style:font-size-complex="12pt"/>
    </style:style>
    <style:style style:name="T198" style:family="text">
      <style:text-properties officeooo:rsid="0f981b1c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05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officeooo:rsid="10b6b930"/>
    </style:style>
    <style:style style:name="T217" style:family="text">
      <style:text-properties officeooo:rsid="10653724"/>
    </style:style>
    <style:style style:name="T218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1"><text:span text:style-name="T92">Checklist for installing </text:span><text:span text:style-name="T92"><text:user-field-get text:name="Distro">Ubuntu</text:user-field-get></text:span><text:span text:style-name="T92"><text:s/></text:span><text:span text:style-name="T93"><text:user-field-get text:name="Version">24.04 LTS</text:user-field-get></text:span><text:span text:style-name="T94"><text:note text:id="ftn1" text:note-class="footnote"><text:note-citation>1</text:note-citation><text:note-body><text:p text:style-name="P68"><text:span text:style-name="T199">This </text:span><text:span text:style-name="T201"><text:user-field-get text:name="Distro">Ubuntu</text:user-field-get></text:span><text:span text:style-name="T200"><text:s/></text:span><text:span text:style-name="T202"><text:user-field-get text:name="Version">24.04 LTS</text:user-field-get></text:span><text:span text:style-name="T202"><text:s/>Desktop</text:span><text:span text:style-name="T199"> from April </text:span><text:span text:style-name="T203"><text:user-field-get text:name="Releaseyear">2024</text:user-field-get></text:span><text:span text:style-name="T199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95"><text:s/></text:span><text:span text:style-name="T97">Desktop</text:span><text:span text:style-name="T96">.</text:span></text:p>
      <text:p text:style-name="P27"><text:span text:style-name="Strong_20_Emphasis"><text:span text:style-name="T58"/></text:span></text:p>
      <text:p text:style-name="P28"><text:span text:style-name="Strong_20_Emphasis"><text:span text:style-name="T89"/></text:span></text:p>
      <text:p text:style-name="P25">Fill in the text box after &lt;...&gt;</text:p>
      <text:p text:style-name="P15"><text:span text:style-name="T193">&lt;user</text:span><text:span text:style-name="T158">&gt;</text:span><text:span text:style-name="T170"><text:tab/><text:tab/></text:span><text:span text:style-name="T179"> <text:tab/><text:tab/><text:tab/> </text:span><draw:control text:anchor-type="as-char" svg:y="-0.4cm" draw:z-index="4" draw:name="Gebruiker" draw:style-name="gr2" draw:text-style-name="P87" svg:width="6.002cm" svg:height="0.5cm" draw:control="control3"><svg:title>Gebruiker</svg:title><svg:desc>Volledige naam, bijv. Jan Stek</svg:desc></draw:control><text:tab/><text:span text:style-name="T177">e</text:span><text:span text:style-name="T175">.g.</text:span><text:span text:style-name="T214"> </text:span><text:span text:style-name="T185">J</text:span><text:span text:style-name="T186">ohn Doe</text:span></text:p>
      <text:p text:style-name="P74"><text:span text:style-name="T11">&lt;</text:span><text:span text:style-name="T183">user</text:span><text:span text:style-name="T6">na</text:span><text:span text:style-name="T9">me</text:span><text:span text:style-name="T158">&gt;</text:span><text:span text:style-name="T181"><text:tab/><text:tab/><text:tab/> </text:span><text:span text:style-name="T181"><draw:control text:anchor-type="as-char" svg:y="-0.4cm" draw:z-index="11" draw:name="Gberuikersnaam 2" draw:style-name="gr2" draw:text-style-name="P87" svg:width="6.002cm" svg:height="0.5cm" draw:control="control10"><svg:title>Gebruikersnaam</svg:title><svg:desc>Korte naam, bijv. jan</svg:desc></draw:control></text:span><text:span text:style-name="T181"><text:tab/></text:span><text:span text:style-name="T182">e</text:span><text:span text:style-name="T215">.g.</text:span><text:span text:style-name="T4"> </text:span><text:span text:style-name="T109">j</text:span><text:span text:style-name="T110">oh</text:span><text:span text:style-name="T109">n</text:span></text:p>
      <text:p text:style-name="P16"><text:span text:style-name="T11">&lt;</text:span><text:span text:style-name="T12">computername</text:span><text:span text:style-name="T158">&gt;</text:span><text:span text:style-name="T184"><text:tab/> </text:span><text:span text:style-name="T6"><draw:control text:anchor-type="as-char" svg:y="-0.4cm" draw:z-index="5" draw:name="Computernaam" draw:style-name="gr2" draw:text-style-name="P87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15">.g.</text:span><text:span text:style-name="T161"> </text:span><text:span text:style-name="T169">pc02</text:span></text:p>
      <text:p text:style-name="P17"><text:span text:style-name="T193">&lt;</text:span><text:span text:style-name="T159">user</text:span><text:span text:style-name="T158">&gt;</text:span><text:span text:style-name="T165"><text:tab/><text:tab/></text:span><text:span text:style-name="T179"> <text:tab/><text:tab/><text:tab/> </text:span><text:span text:style-name="T171"><draw:control text:anchor-type="as-char" svg:y="-0.4cm" draw:z-index="8" draw:name="Gebruiker 1" draw:style-name="gr2" draw:text-style-name="P87" svg:width="6.002cm" svg:height="0.5cm" draw:control="control7"><svg:title>Gebruiker</svg:title><svg:desc>Volledige naam, bijv. Jan Stek</svg:desc></draw:control></text:span><text:span text:style-name="T171"><text:tab/></text:span><text:span text:style-name="T177">i</text:span><text:span text:style-name="T176">.e.</text:span><text:span text:style-name="T172"> </text:span><text:span text:style-name="T173">additional </text:span><text:span text:style-name="T174">user</text:span><text:span text:style-name="T178">s</text:span></text:p>
      <text:p text:style-name="P74"><text:span text:style-name="T193">&lt;</text:span><text:span text:style-name="T159">user</text:span><text:span text:style-name="T160">n</text:span><text:span text:style-name="T157">a</text:span><text:span text:style-name="T158">me&gt;</text:span><text:span text:style-name="T156"><text:tab/><text:tab/><text:tab/> </text:span><text:span text:style-name="T181"><draw:control text:anchor-type="as-char" svg:y="-0.4cm" draw:z-index="9" draw:name="Gberuikersnaam 1" draw:style-name="gr2" draw:text-style-name="P87" svg:width="6.002cm" svg:height="0.5cm" draw:control="control8"><svg:title>Gebruikersnaam</svg:title><svg:desc>Korte naam, bijv. jan</svg:desc></draw:control></text:span><text:span text:style-name="T181"><text:tab/></text:span><text:span text:style-name="T182">i</text:span><text:span text:style-name="T176">.e.</text:span><text:span text:style-name="T166"> </text:span><text:span text:style-name="T162">additional </text:span><text:span text:style-name="T163">user</text:span><text:span text:style-name="T164">s</text:span></text:p>
      <text:p text:style-name="P72"><text:span text:style-name="T217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31">Not yet on Linux?</text:span></text:span><text:span text:style-name="T101"><text:tab/></text:span><text:span text:style-name="T106">Use</text:span><text:span text:style-name="T102"> </text:span><text:span text:style-name="Strong_20_Emphasis"><text:span text:style-name="T107">Checklist </text:span></text:span><text:span text:style-name="Strong_20_Emphasis"><text:span text:style-name="T108">transfer</text:span></text:span><text:span text:style-name="T102"> o</text:span><text:span text:style-name="T105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4">.</text:span></text:p>
      <text:p text:style-name="P44"><text:span text:style-name="Strong_20_Emphasis"><text:span text:style-name="T122">New installation?<text:tab/></text:span></text:span><text:span text:style-name="T119"><text:tab/></text:span><text:span text:style-name="T121">Start at chapter</text:span><text:span text:style-name="T119">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Perform installation</text:bookmark-ref></text:span></text:span><text:span text:style-name="T120">.</text:span></text:p>
      <text:p text:style-name="P39"/>
      <text:p text:style-name="P39"/>
      <text:list text:style-name="L1">
        <text:list-item>
          <text:p text:style-name="P83"><text:bookmark-start text:name="__RefNumPara__4083_1271708128"/>Prepar<text:span text:style-name="T198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7" draw:name="Vorm3_0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13" draw:name="Vorm3_ 1" draw:style-name="gr1" draw:text-style-name="P8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T25">Log in as </text:span><text:span text:style-name="T195">&lt;user</text:span><text:span text:style-name="T167">&gt;</text:span><text:span text:style-name="T5"><text:note text:id="ftn2" text:note-class="footnote"><text:note-citation>2</text:note-citation><text:note-body><text:p text:style-name="P53"><text:span text:style-name="T60">Login any additional </text:span><text:span text:style-name="T64">users</text:span><text:span text:style-name="T66"> </text:span><text:span text:style-name="T60">and follow the same steps.</text:span></text:p></text:note-body></text:note></text:span><text:span text:style-name="T26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6" draw:name="Vorm 4" draw:style-name="gr1" draw:text-style-name="P8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3" text:note-class="footnote"><text:note-citation>3</text:note-citation><text:note-body><text:p text:style-name="P26">Press the Super (Windows/command/magnifier) key or click in the upper left corner.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52"><text:span text:style-name="T13">Type the</text:span><text:span text:style-name="T15"> following</text:span><text:span text:style-name="T13"> two commands, each followed by the </text:span><text:span text:style-name="T197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69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7" draw:name="Vorm 6" draw:style-name="gr1" draw:text-style-name="P8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8" draw:name="Vorm 7" draw:style-name="gr1" draw:text-style-name="P86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1"><text:span text:style-name="T32">Select </text:span><text:span text:style-name="Strong_20_Emphasis"><text:span text:style-name="T83">1</text:span></text:span><text:span text:style-name="T32"> Prepar</text:span><text:span text:style-name="T38">e</text:span><text:span text:style-name="T32"> installation</text:span><text:span text:style-name="T37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9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58"><text:span text:style-name="Strong_20_Emphasis"><text:span text:style-name="T44"><draw:control text:anchor-type="as-char" draw:z-index="2" draw:name="Vorm9" draw:style-name="gr1" draw:text-style-name="P8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1"><text:span text:style-name="T111">Boot the computer from</text:span><text:span text:style-name="T116"><text:note text:id="ftn4" text:note-class="footnote"><text:note-citation>1</text:note-citation><text:note-body><text:p text:style-name="P12"><text:span text:style-name="T67">Boot menu/Setup via one of the </text:span><text:span text:style-name="T68">f</text:span><text:span text:style-name="T67">requently used keys:</text:span><text:span text:style-name="T69"> </text:span><text:span text:style-name="T205">Esc</text:span><text:span text:style-name="T204">, </text:span><text:span text:style-name="T205">Delete</text:span><text:span text:style-name="T204">, </text:span><text:span text:style-name="T205">F1</text:span><text:span text:style-name="T204">, </text:span><text:span text:style-name="T205">F2</text:span><text:span text:style-name="T204">, </text:span><text:span text:style-name="T205">F9</text:span><text:span text:style-name="T204">, </text:span><text:span text:style-name="T205">F10</text:span><text:span text:style-name="T204">, </text:span><text:span text:style-name="T205">F11</text:span><text:span text:style-name="T204">, or </text:span><text:span text:style-name="T205">F12</text:span></text:p></text:note-body></text:note></text:span><text:span text:style-name="T111"> an</text:span><text:span text:style-name="T113"> </text:span><text:span text:style-name="T98"><text:user-field-get text:name="Distro">Ubuntu</text:user-field-get></text:span><text:span text:style-name="T115"><text:s/></text:span><text:span text:style-name="T99"><text:user-field-get text:name="Version">24.04 LTS</text:user-field-get></text:span><text:span text:style-name="T99"><text:s/></text:span><text:span text:style-name="T59">Desktop </text:span><text:span text:style-name="T57">L</text:span><text:span text:style-name="T55">ive</text:span><text:span text:style-name="T55"><text:note text:id="ftn5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T17">without modifying any files on the hard drive and also allows installation of </text:span><text:span text:style-name="Strong_20_Emphasis"><text:span text:style-name="T118"><text:user-field-get text:name="Distro">Ubuntu</text:user-field-get></text:span></text:span><text:span text:style-name="Strong_20_Emphasis"><text:span text:style-name="T118">.</text:span></text:span></text:p></text:note-body></text:note></text:span><text:span text:style-name="T111"> USB stick</text:span><text:span text:style-name="T56"><text:note text:id="ftn6" text:note-class="footnote"><text:note-citation>3</text:note-citation><text:note-body><text:p text:style-name="P70"><text:span text:style-name="T61">Create a bootable USB stick:<text:line-break/>Download a </text:span><text:span text:style-name="Sterk_20_accent_20_voetnoot"><text:span text:style-name="T85"><text:user-field-get text:name="Distro">Ubuntu</text:user-field-get></text:span></text:span><text:span text:style-name="Sterk_20_accent_20_voetnoot"><text:span text:style-name="T85"><text:s/>Desktop </text:span></text:span><text:span text:style-name="Sterk_20_accent_20_voetnoot"><text:span text:style-name="T85"><text:user-field-get text:name="Version">24.04 LTS</text:user-field-get></text:span></text:span><text:span text:style-name="T65"><text:s/></text:span><text:span text:style-name="T61">image from </text:span><text:a xlink:type="simple" xlink:href="https://ubuntu.com/" text:style-name="Internet_20_link" text:visited-style-name="Visited_20_Internet_20_Link"><text:span text:style-name="T188">ubuntu.com</text:span></text:a><text:span text:style-name="T62">.</text:span><text:span text:style-name="T61"><text:line-break/></text:span><text:span text:style-name="T63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3">, which can be found at </text:span><text:a xlink:type="simple" xlink:href="https://karelzimmer.nl/en" text:style-name="Internet_20_link" text:visited-style-name="Visited_20_Internet_20_Link"><text:span text:style-name="T187">karelzimmer.nl/en</text:span></text:a><text:span text:style-name="T63">.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100">Select</text:span><text:span text:style-name="T45"> </text:span><text:span text:style-name="Strong_20_Emphasis"><text:span text:style-name="T51">Try or I</text:span></text:span><text:span text:style-name="Strong_20_Emphasis"><text:span text:style-name="T52">n</text:span></text:span><text:span text:style-name="Strong_20_Emphasis"><text:span text:style-name="T53">stall Ubuntu</text:span></text:span><text:span text:style-name="T112"> </text:span><text:span text:style-name="T114">and press the </text:span><text:span text:style-name="T133">Enter</text:span><text:span text:style-name="T40"> </text:span><text:span text:style-name="T41">key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6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16">At</text:span> <text:span text:style-name="Strong_20_Emphasis"><text:span text:style-name="T218">Select your ke</text:span></text:span><text:span text:style-name="Strong_20_Emphasis"><text:span text:style-name="T216">yboard </text:span></text:span><text:span text:style-name="Strong_20_Emphasis"><text:span text:style-name="T218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91">Choose</text:span><text:span text:style-name="T189"> </text:span><text:span text:style-name="Strong_20_Emphasis"><text:span text:style-name="T189">English (US)</text:span></text:span><text:span text:style-name="T189"> </text:span><text:span text:style-name="T191">a</text:span><text:span text:style-name="T190">n</text:span><text:span text:style-name="T191">d </text:span><text:span text:style-name="T192">variant</text:span><text:span text:style-name="T191"> </text:span><text:span text:style-name="Strong_20_Emphasis"><text:span text:style-name="T190">English (US, intl., with dead keys)</text:span></text:span><text:span text:style-name="T190"> </text:span><text:span text:style-name="T130">and click </text:span><text:span text:style-name="Strong_20_Emphasis"><text:span text:style-name="T130">Next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6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41">At</text:span><text:span text:style-name="T142"> </text:span><text:span text:style-name="Strong_20_Emphasis"><text:span text:style-name="T143">What apps would you like to install to start with?</text:span></text:span><text:span text:style-name="T143"> </text:span><text:span text:style-name="T141">choose</text:span><text:span text:style-name="T143"> </text:span><text:span text:style-name="Strong_20_Emphasis"><text:span text:style-name="T143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44">and click </text:span><text:span text:style-name="Strong_20_Emphasis"><text:span text:style-name="T152">Next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6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39">At</text:span><text:span text:style-name="T135"> </text:span><text:span text:style-name="Strong_20_Emphasis"><text:span text:style-name="T140">Create your account</text:span></text:span><text:span text:style-name="T145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46">E</text:span><text:span text:style-name="T135">nter your </text:span><text:span text:style-name="T151">Your n</text:span><text:span text:style-name="T150">ame </text:span><text:span text:style-name="T196">&lt;user</text:span><text:span text:style-name="T180">&gt;</text:span><text:span text:style-name="T147">, <text:line-break/></text:span><text:span text:style-name="T137">Y</text:span><text:span text:style-name="Strong_20_Emphasis"><text:span text:style-name="T136">our computer</text:span></text:span><text:span text:style-name="Strong_20_Emphasis"><text:span text:style-name="T137">'s name</text:span></text:span><text:span text:style-name="T7"> &lt;computerna</text:span><text:span text:style-name="T8">me&gt;</text:span><text:span text:style-name="T148">,</text:span><text:span text:style-name="Strong_20_Emphasis"><text:span text:style-name="T154"><text:line-break/></text:span></text:span><text:span text:style-name="Strong_20_Emphasis"><text:span text:style-name="T138">Pick</text:span></text:span><text:span text:style-name="Strong_20_Emphasis"><text:span text:style-name="T155"> a usernam</text:span></text:span><text:span text:style-name="T136">e</text:span><text:span text:style-name="T148"> &lt;</text:span><text:span text:style-name="T7">USERna</text:span><text:span text:style-name="T8">me&gt;</text:span><text:span text:style-name="T148">,</text:span><text:span text:style-name="Strong_20_Emphasis"><text:span text:style-name="T154"><text:line-break/></text:span></text:span><text:span text:style-name="T134">enter a </text:span><text:span text:style-name="Strong_20_Emphasis"><text:span text:style-name="T149">password</text:span></text:span><text:span text:style-name="T134"> twice </text:span><text:span text:style-name="T144">and click </text:span><text:span text:style-name="Strong_20_Emphasis"><text:span text:style-name="T152">Next</text:span></text:span><text:span text:style-name="T144">.</text:span></text:p>
          </table:table-cell>
        </table:table-row>
      </table:table>
      <text:p text:style-name="P47"><text:span text:style-name="Strong_20_Emphasis"><text:span text:style-name="T46"/></text:span></text:p>
      <text:list text:continue-numbering="true" text:style-name="L1">
        <text:list-item>
          <text:p text:style-name="P82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3">Log in as </text:span><text:span text:style-name="T194">&lt;user</text:span><text:span text:style-name="T168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6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6" svg:width="0.35cm" svg:height="0.35cm" draw:control="control18"/></text:span></text:p>
          </table:table-cell>
          <table:table-cell table:style-name="_33_._5f_Installatie_5f_afronden.C5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7" text:note-class="footnote"><text:note-citation>1</text:note-citation><text:note-body><text:p text:style-name="P13"><text:span text:style-name="T117">Press the Super (Windows/command/magnifier) key or click in the upper left corner.</text:span><text:span text:style-name="T117"/>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55"><text:span text:style-name="T14">Type the </text:span><text:span text:style-name="T15">following </text:span><text:span text:style-name="T14">two commands, each followed by the </text:span><text:span text:style-name="T197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57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3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44"><draw:control text:anchor-type="as-char" draw:z-index="20" draw:name="Vorm 3" draw:style-name="gr1" draw:text-style-name="P86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56"><text:span text:style-name="T33">Se</text:span><text:span text:style-name="T35">lect</text:span><text:span text:style-name="T33"> </text:span><text:span text:style-name="Strong_20_Emphasis"><text:span text:style-name="T84">3</text:span></text:span><text:span text:style-name="T47"> </text:span><text:span text:style-name="T48">Finish installatio</text:span><text:span text:style-name="T49">n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1">Follow the instructions on the screen.</text:p>
          </table:table-cell>
        </table:table-row>
      </table:table>
      <text:p text:style-name="P48"><text:span text:style-name="Strong_20_Emphasis"><text:span text:style-name="T23"/></text:span></text:p>
      <text:list text:continue-numbering="true" text:style-name="L1">
        <text:list-item>
          <text:p text:style-name="P85"><text:span text:style-name="Strong_20_Emphasis"><text:span text:style-name="T16">S</text:span></text:span><text:span text:style-name="Strong_20_Emphasis"><text:span text:style-name="T153">et up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T44"><draw:control text:anchor-type="as-char" draw:z-index="6" draw:name="Vorm40_0" draw:style-name="gr1" draw:text-style-name="P86" svg:width="0.35cm" svg:height="0.35cm" draw:control="control5"/></text:span></text:p>
          </table:table-cell>
          <table:table-cell table:style-name="Tabel2.A1" office:value-type="string">
            <text:p text:style-name="P63"><text:span text:style-name="T44"><draw:control text:anchor-type="as-char" draw:z-index="12" draw:name="Vorm40_ 1" draw:style-name="gr1" draw:text-style-name="P86" svg:width="0.35cm" svg:height="0.35cm" draw:control="control11"/></text:span></text:p>
          </table:table-cell>
          <table:table-cell table:style-name="Tabel2.D1" office:value-type="string">
            <text:p text:style-name="P35"><text:span text:style-name="T24">Log in as</text:span><text:span text:style-name="T23"> </text:span><text:span text:style-name="T194">&lt;user</text:span><text:span text:style-name="T168">&gt;</text:span><text:span text:style-name="T34"><text:note text:id="ftn8" text:note-class="footnote"><text:note-citation>1</text:note-citation><text:note-body><text:p text:style-name="P54"><text:span text:style-name="T71">Login any additional </text:span><text:span text:style-name="T72">users</text:span><text:span text:style-name="T70"> </text:span><text:span text:style-name="T71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43"><text:span text:style-name="T90"><draw:control text:anchor-type="as-char" draw:z-index="15" draw:name="Vorm4_ 2" draw:style-name="gr1" draw:text-style-name="P86" svg:width="0.35cm" svg:height="0.35cm" draw:control="control14"/></text:span></text:p>
          </table:table-cell>
          <table:table-cell table:style-name="Tabel2.D2" office:value-type="string">
            <text:p text:style-name="P73">Follow the welcome screens.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4"><text:span text:style-name="T44"><draw:control text:anchor-type="as-char" draw:z-index="21" draw:name="Vorm 8" draw:style-name="gr1" draw:text-style-name="P86" svg:width="0.35cm" svg:height="0.35cm" draw:control="control20"/></text:span></text:p>
          </table:table-cell>
          <table:table-cell table:style-name="Tabel2.A1" office:value-type="string">
            <text:p text:style-name="P64"><text:span text:style-name="T44"><draw:control text:anchor-type="as-char" draw:z-index="22" draw:name="Vorm 9" draw:style-name="gr1" draw:text-style-name="P86" svg:width="0.35cm" svg:height="0.35cm" draw:control="control21"/></text:span></text:p>
          </table:table-cell>
          <table:table-cell table:style-name="Tabel2.D5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33"><text:span text:style-name="T36">Select</text:span><text:span text:style-name="T33"> </text:span><text:span text:style-name="Strong_20_Emphasis"><text:span text:style-name="T84">4</text:span></text:span><text:span text:style-name="T50"> </text:span><text:span text:style-name="T39">Set up user</text:span><text:span text:style-name="T32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32">Follow the instructions on the screen.</text:p>
          </table:table-cell>
        </table:table-row>
      </table:table>
      <text:p text:style-name="P38"/>
      <text:p text:style-name="P78"/>
      <text:p text:style-name="P45"><text:span text:style-name="T128">End of checklist,</text:span><text:span text:style-name="T129"> </text:span><text:span text:style-name="T125"><text:user-field-get text:name="Distro">Ubuntu</text:user-field-get></text:span><text:span text:style-name="T127"><text:s/></text:span><text:span text:style-name="T124"><text:user-field-get text:name="Version">24.04 LTS</text:user-field-get></text:span><text:span text:style-name="T124"><text:s/></text:span><text:span text:style-name="T126">Desktop</text:span><text:span text:style-name="T88"> </text:span><text:span text:style-name="T128">installation is complete.</text:span></text:p>
      <text:p text:style-name="P20"/>
      <text:p text:style-name="P18"><text:span text:style-name="T206">Written</text:span><text:span text:style-name="T207"> </text:span><text:span text:style-name="T206">by</text:span><text:span text:style-name="T207"> </text:span><text:a xlink:type="simple" xlink:href="mailto:info@karelzimmer.nl?subject=Checklist%20installation%20Linux" text:style-name="Internet_20_link" text:visited-style-name="Visited_20_Internet_20_Link"><text:span text:style-name="T213">Karel Zimmer</text:span></text:a><text:span text:style-name="T208">.</text:span></text:p>
      <text:p text:style-name="P19"><text:span text:style-name="T211">License </text:span><text:span text:style-name="T209">C</text:span><text:span text:style-name="T210">C0</text:span><text:span text:style-name="T208"> 1.0 </text:span><text:span text:style-name="T21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2"><text:s/></text:span><text:span text:style-name="T21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4-05T14:24:28.897717050">05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4:28.778421787</dc:date>
    <meta:keyword>Installatie</meta:keyword>
    <meta:keyword>Checklist</meta:keyword>
    <meta:keyword>Linux</meta:keyword>
    <meta:editing-cycles>6979</meta:editing-cycles>
    <meta:editing-duration>P12DT7H51M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8" meta:word-count="496" meta:character-count="3061" meta:non-whitespace-character-count="2598"/>
    <meta:user-defined meta:name="Info 1"/>
    <meta:user-defined meta:name="Info 2"/>
    <meta:user-defined meta:name="Info 3"/>
    <meta:user-defined meta:name="Info 4"/>
  </office:meta>
</office:document-meta>
</file>